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59cm" table:align="margins"/>
    </style:style>
    <style:style style:name="Table1.A" style:family="table-column">
      <style:table-column-properties style:column-width="2.598cm" style:rel-column-width="1473*"/>
    </style:style>
    <style:style style:name="Table1.B" style:family="table-column">
      <style:table-column-properties style:column-width="9.188cm" style:rel-column-width="5209*"/>
    </style:style>
    <style:style style:name="Table1.C" style:family="table-column">
      <style:table-column-properties style:column-width="5.803cm" style:rel-column-width="3290*"/>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P1" style:family="paragraph" style:parent-style-name="Text_20_body">
      <style:text-properties officeooo:rsid="00300e80" officeooo:paragraph-rsid="00300e80"/>
    </style:style>
    <style:style style:name="P2" style:family="paragraph" style:parent-style-name="Text_20_body">
      <style:text-properties officeooo:rsid="003be736" officeooo:paragraph-rsid="003be736"/>
    </style:style>
    <style:style style:name="P3" style:family="paragraph" style:parent-style-name="Text_20_body">
      <style:text-properties officeooo:rsid="003c61fb" officeooo:paragraph-rsid="003c61fb"/>
    </style:style>
    <style:style style:name="P4" style:family="paragraph" style:parent-style-name="Subtitle">
      <style:text-properties officeooo:rsid="001c1131" officeooo:paragraph-rsid="001c1131"/>
    </style:style>
    <style:style style:name="P5" style:family="paragraph" style:parent-style-name="Text_20_body">
      <style:text-properties officeooo:rsid="001c1131" officeooo:paragraph-rsid="001c1131"/>
    </style:style>
    <style:style style:name="P6" style:family="paragraph" style:parent-style-name="Subtitle">
      <style:text-properties officeooo:rsid="002d2917" officeooo:paragraph-rsid="002d2917"/>
    </style:style>
    <style:style style:name="P7" style:family="paragraph" style:parent-style-name="Subtitle">
      <style:text-properties officeooo:rsid="003e3ac8" officeooo:paragraph-rsid="003e3ac8"/>
    </style:style>
    <style:style style:name="P8" style:family="paragraph" style:parent-style-name="Text_20_body">
      <style:text-properties officeooo:rsid="003e3ac8" officeooo:paragraph-rsid="003e3ac8"/>
    </style:style>
    <style:style style:name="P9" style:family="paragraph" style:parent-style-name="Text_20_body">
      <style:text-properties officeooo:rsid="003fe984" officeooo:paragraph-rsid="00365b5b"/>
    </style:style>
    <style:style style:name="P10" style:family="paragraph" style:parent-style-name="Text_20_body">
      <style:text-properties officeooo:rsid="00365b5b" officeooo:paragraph-rsid="005571b0"/>
    </style:style>
    <style:style style:name="P11" style:family="paragraph" style:parent-style-name="Text_20_body">
      <style:text-properties officeooo:paragraph-rsid="005adb93"/>
    </style:style>
    <style:style style:name="P12" style:family="paragraph" style:parent-style-name="Text_20_body">
      <style:text-properties officeooo:paragraph-rsid="005f5801"/>
    </style:style>
    <style:style style:name="P13" style:family="paragraph" style:parent-style-name="Text_20_body">
      <style:text-properties officeooo:rsid="00651854" officeooo:paragraph-rsid="00651854"/>
    </style:style>
    <style:style style:name="P14" style:family="paragraph" style:parent-style-name="Text_20_body">
      <style:text-properties officeooo:rsid="0068db82" officeooo:paragraph-rsid="0068db82"/>
    </style:style>
    <style:style style:name="P15" style:family="paragraph" style:parent-style-name="Text_20_body">
      <style:text-properties officeooo:rsid="006a2920" officeooo:paragraph-rsid="006a2920"/>
    </style:style>
    <style:style style:name="P16" style:family="paragraph" style:parent-style-name="Text_20_body">
      <style:text-properties officeooo:rsid="006b4769" officeooo:paragraph-rsid="006b4769"/>
    </style:style>
    <style:style style:name="P17" style:family="paragraph" style:parent-style-name="Heading_20_2">
      <style:text-properties officeooo:rsid="00300e80" officeooo:paragraph-rsid="00300e80"/>
    </style:style>
    <style:style style:name="P18" style:family="paragraph" style:parent-style-name="Heading_20_2">
      <style:text-properties officeooo:rsid="002bf4f5" officeooo:paragraph-rsid="002bf4f5"/>
    </style:style>
    <style:style style:name="P19" style:family="paragraph" style:parent-style-name="Heading_20_2">
      <style:text-properties officeooo:rsid="00365b5b" officeooo:paragraph-rsid="00365b5b"/>
    </style:style>
    <style:style style:name="P20" style:family="paragraph" style:parent-style-name="Heading_20_2">
      <style:text-properties officeooo:rsid="003be736" officeooo:paragraph-rsid="003be736"/>
    </style:style>
    <style:style style:name="P21" style:family="paragraph" style:parent-style-name="Heading_20_2">
      <style:text-properties officeooo:rsid="003c61fb" officeooo:paragraph-rsid="003c61fb"/>
    </style:style>
    <style:style style:name="P22" style:family="paragraph" style:parent-style-name="Table_20_Contents">
      <style:text-properties officeooo:rsid="006b4769" officeooo:paragraph-rsid="006b4769"/>
    </style:style>
    <style:style style:name="P23" style:family="paragraph" style:parent-style-name="Table_20_Contents">
      <style:text-properties officeooo:rsid="006b5929" officeooo:paragraph-rsid="006b5929"/>
    </style:style>
    <style:style style:name="T1" style:family="text">
      <style:text-properties officeooo:rsid="001d8b4b"/>
    </style:style>
    <style:style style:name="T2" style:family="text">
      <style:text-properties officeooo:rsid="001f1f3a"/>
    </style:style>
    <style:style style:name="T3" style:family="text">
      <style:text-properties officeooo:rsid="0020d867"/>
    </style:style>
    <style:style style:name="T4" style:family="text">
      <style:text-properties officeooo:rsid="00223477"/>
    </style:style>
    <style:style style:name="T5" style:family="text">
      <style:text-properties officeooo:rsid="002341d4"/>
    </style:style>
    <style:style style:name="T6" style:family="text">
      <style:text-properties officeooo:rsid="002476a4"/>
    </style:style>
    <style:style style:name="T7" style:family="text">
      <style:text-properties officeooo:rsid="00248217"/>
    </style:style>
    <style:style style:name="T8" style:family="text">
      <style:text-properties officeooo:rsid="0026358b"/>
    </style:style>
    <style:style style:name="T9" style:family="text">
      <style:text-properties officeooo:rsid="0027ea9f"/>
    </style:style>
    <style:style style:name="T10" style:family="text">
      <style:text-properties officeooo:rsid="0029d5fa"/>
    </style:style>
    <style:style style:name="T11" style:family="text">
      <style:text-properties officeooo:rsid="002b0228"/>
    </style:style>
    <style:style style:name="T12" style:family="text">
      <style:text-properties officeooo:rsid="002ef8a2"/>
    </style:style>
    <style:style style:name="T13" style:family="text">
      <style:text-properties officeooo:rsid="00312170"/>
    </style:style>
    <style:style style:name="T14" style:family="text">
      <style:text-properties officeooo:rsid="003227fd"/>
    </style:style>
    <style:style style:name="T15" style:family="text">
      <style:text-properties officeooo:rsid="0033aabe"/>
    </style:style>
    <style:style style:name="T16" style:family="text">
      <style:text-properties officeooo:rsid="00384935"/>
    </style:style>
    <style:style style:name="T17" style:family="text">
      <style:text-properties officeooo:rsid="00469f65"/>
    </style:style>
    <style:style style:name="T18" style:family="text">
      <style:text-properties officeooo:rsid="0048329b"/>
    </style:style>
    <style:style style:name="T19" style:family="text">
      <style:text-properties officeooo:rsid="00484139"/>
    </style:style>
    <style:style style:name="T20" style:family="text">
      <style:text-properties officeooo:rsid="00494fe1"/>
    </style:style>
    <style:style style:name="T21" style:family="text">
      <style:text-properties officeooo:rsid="004b1536"/>
    </style:style>
    <style:style style:name="T22" style:family="text">
      <style:text-properties officeooo:rsid="0050dc1c"/>
    </style:style>
    <style:style style:name="T23" style:family="text">
      <style:text-properties officeooo:rsid="005571b0"/>
    </style:style>
    <style:style style:name="T24" style:family="text">
      <style:text-properties officeooo:rsid="0056e4a5"/>
    </style:style>
    <style:style style:name="T25" style:family="text">
      <style:text-properties officeooo:rsid="0056fb2a"/>
    </style:style>
    <style:style style:name="T26" style:family="text">
      <style:text-properties officeooo:rsid="00590592"/>
    </style:style>
    <style:style style:name="T27" style:family="text">
      <style:text-properties officeooo:rsid="005cb386"/>
    </style:style>
    <style:style style:name="T28" style:family="text">
      <style:text-properties officeooo:rsid="005e0cf0"/>
    </style:style>
    <style:style style:name="T29" style:family="text">
      <style:text-properties officeooo:rsid="0060bda9"/>
    </style:style>
    <style:style style:name="T30" style:family="text">
      <style:text-properties officeooo:rsid="006156c5"/>
    </style:style>
    <style:style style:name="T31" style:family="text">
      <style:text-properties officeooo:rsid="006b5929"/>
    </style:style>
    <style:style style:name="T32" style:family="text">
      <style:text-properties officeooo:rsid="006ebcc1"/>
    </style:style>
    <style:style style:name="T33" style:family="text">
      <style:text-properties officeooo:rsid="006fa022"/>
    </style:style>
    <style:style style:name="T34" style:family="text">
      <style:text-properties officeooo:rsid="0070320e"/>
    </style:style>
    <style:style style:name="T35" style:family="text">
      <style:text-properties officeooo:rsid="0070f99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Overview and Project scope</text:p>
      <text:h text:style-name="Heading_20_2" text:outline-level="2">Description</text:h>
      <text:p text:style-name="P5">The project I am going to be working on is called “AI <text:span text:style-name="T10">H</text:span><text:span text:style-name="T9">ome </text:span>Nutritionist”. The goal of this project is to create a program that will leverage AI to assist health conscious cooking. <text:span text:style-name="T1">I will create a program that will use an AI model to </text:span><text:span text:style-name="T11">recognize</text:span><text:span text:style-name="T1"> items of food held up to the camera, and display on the screen an informed estimate of the nutritional value of the item, </text:span><text:span text:style-name="T2">for example, the </text:span><text:span text:style-name="T3">amount </text:span><text:span text:style-name="T2">of calories, protein, fat, </text:span><text:span text:style-name="T4">c</text:span><text:span text:style-name="T2">arb</text:span><text:span text:style-name="T6">ohydrates</text:span><text:span text:style-name="T2"> and </text:span><text:span text:style-name="T4">micro-nutrients</text:span><text:span text:style-name="T5">(vitamins etc)</text:span><text:span text:style-name="T4">.</text:span></text:p>
      <text:p text:style-name="P5"><text:tab/><text:span text:style-name="T2">I’ve identified the gap in the market for this </text:span><text:span text:style-name="T7">product </text:span><text:span text:style-name="T11">when</text:span><text:span text:style-name="T2"> </text:span><text:span text:style-name="T7">I have </text:span><text:span text:style-name="T11">previously </text:span><text:span text:style-name="T7">tried to track my nutrition, and found that it takes a huge amount of effort to use existing products which require me to check the label, do a calculation for every ingredient, or enter a list of ingredients into an app, (at a time when I’m already using both my hands to cook). </text:span><text:span text:style-name="T8">It would be much easier to just set up the application on the laptop on the side, then just hold each item up to the camera, and let it classify the food item, and display info about its nutritional value.</text:span></text:p>
      <text:h text:style-name="P17" text:outline-level="2">Target users</text:h>
      <text:p text:style-name="P1">The intended target audience/users would be anyone who is passionate about both cooking and health. <text:span text:style-name="T13">The ease of use relative to traditional calorie counting will make the product suitable for people who often cook new recipes. </text:span><text:span text:style-name="T14">Anyone who frequently cooks the same dish routinely will likely not benefit from the product because they could calculate the nutrition of a meal manually once, and never need to do so again. People who are more adventurous </text:span><text:span text:style-name="T15">will cook new recipes more frequently, so the ease and convenience of this process will be more valuable to them.</text:span></text:p>
      <text:h text:style-name="P18" text:outline-level="2">Cost breakdown</text:h>
      <text:p text:style-name="P13">???</text:p>
      <text:h text:style-name="P18" text:outline-level="2">Monetization</text:h>
      <text:p text:style-name="P10">This product would be best monetized through <text:span text:style-name="T16">a multi-tier, subscription model. </text:span><text:span text:style-name="T17">Each tier should have a number of usages per month. </text:span><text:span text:style-name="T23">Each usage would allow an individual to scan an ingredient, which would have the nutritional value output to the screen, and added to the total being calculated for the meal.</text:span></text:p>
      <text:p text:style-name="P11"><text:span text:style-name="T24"><text:tab/>T</text:span><text:span text:style-name="T17">he free tier might allow 10 scans a month, </text:span><text:span text:style-name="T19">(assuming 10 ingredients per meal)</text:span><text:span text:style-name="T17">. </text:span><text:span text:style-name="T25">This offering would not be profitable alone, but would provide users a way to experience the product before they move to a paid tier.</text:span></text:p>
      <text:p text:style-name="P12"><text:span text:style-name="T18"><text:tab/>There should be a </text:span><text:span text:style-name="T22">lower</text:span><text:span text:style-name="T18"> tier, for infrequent users, who might </text:span><text:span text:style-name="T19">use it for </text:span><text:span text:style-name="T26">approximately </text:span><text:span text:style-name="T19">two meals a week </text:span><text:span text:style-name="T20">when trying new recipes</text:span><text:span text:style-name="T19">, </text:span><text:span text:style-name="T20">they would get </text:span><text:span text:style-name="T27">about </text:span><text:span text:style-name="T20">80 usages a month. </text:span><text:span text:style-name="T28">I expect the majority of the users would be on this tier, paying monthly.</text:span></text:p>
      <text:p text:style-name="P12"><text:span text:style-name="T20"><text:tab/></text:span><text:span text:style-name="T29">T</text:span><text:span text:style-name="T21">here should </text:span><text:span text:style-name="T29">also </text:span><text:span text:style-name="T21">be a </text:span><text:span text:style-name="T29">higher </text:span><text:span text:style-name="T21">tier, </text:span><text:span text:style-name="T29">with unlimited usages per month. </text:span><text:span text:style-name="T30">This is for </text:span><text:span text:style-name="T21">anyone using it for all meals, or maybe cooking for multiple people.</text:span></text:p>
      <text:p text:style-name="P9"><text:soft-page-break/></text:p>
      <text:h text:style-name="P19" text:outline-level="2"/>
      <text:p text:style-name="P6">Software <text:span text:style-name="T12">A</text:span>rchitecture and <text:span text:style-name="T12">D</text:span>esign</text:p>
      <text:h text:style-name="P20" text:outline-level="2">User stories</text:h>
      <text:p text:style-name="P2">Blah</text:p>
      <text:p text:style-name="P2"/>
      <text:h text:style-name="P20" text:outline-level="2">Requirements</text:h>
      <text:p text:style-name="P16">Functional Requirements</text:p>
      <table:table table:name="Table1" table:style-name="Table1">
        <table:table-column table:style-name="Table1.A"/>
        <table:table-column table:style-name="Table1.B"/>
        <table:table-column table:style-name="Table1.C"/>
        <table:table-row>
          <table:table-cell table:style-name="Table1.A1" office:value-type="string">
            <text:p text:style-name="P22">Number</text:p>
          </table:table-cell>
          <table:table-cell table:style-name="Table1.A1" office:value-type="string">
            <text:p text:style-name="P22">Description</text:p>
          </table:table-cell>
          <table:table-cell table:style-name="Table1.C1" office:value-type="string">
            <text:p text:style-name="Table_20_Contents"/>
          </table:table-cell>
        </table:table-row>
        <table:table-row>
          <table:table-cell table:style-name="Table1.A2" office:value-type="string">
            <text:p text:style-name="P22">1.</text:p>
          </table:table-cell>
          <table:table-cell table:style-name="Table1.A2" office:value-type="string">
            <text:p text:style-name="P22">The Program should be able to identify items of food.</text:p>
          </table:table-cell>
          <table:table-cell table:style-name="Table1.C2" office:value-type="string">
            <text:p text:style-name="Table_20_Contents"/>
          </table:table-cell>
        </table:table-row>
        <table:table-row>
          <table:table-cell table:style-name="Table1.A2" office:value-type="string">
            <text:p text:style-name="P22">2.</text:p>
          </table:table-cell>
          <table:table-cell table:style-name="Table1.A2" office:value-type="string">
            <text:p text:style-name="P22">The use should be able to <text:span text:style-name="T31">set a </text:span>quantity <text:span text:style-name="T32">(if the default is not used)</text:span>, once the food item has been identified.</text:p>
          </table:table-cell>
          <table:table-cell table:style-name="Table1.C2" office:value-type="string">
            <text:p text:style-name="Table_20_Contents"/>
          </table:table-cell>
        </table:table-row>
        <table:table-row>
          <table:table-cell table:style-name="Table1.A2" office:value-type="string">
            <text:p text:style-name="P22">3. </text:p>
          </table:table-cell>
          <table:table-cell table:style-name="Table1.A2" office:value-type="string">
            <text:p text:style-name="P23">The program should keep track of a total nutritional value of all ingredients counted in one session.</text:p>
          </table:table-cell>
          <table:table-cell table:style-name="Table1.C2" office:value-type="string">
            <text:p text:style-name="Table_20_Contents"/>
          </table:table-cell>
        </table:table-row>
      </table:table>
      <text:p text:style-name="P2"/>
      <text:p text:style-name="P2"/>
      <text:h text:style-name="P20" text:outline-level="2">Architecture</text:h>
      <text:p text:style-name="P15">I am going to use a Convolutional Neural Network to identify the food items. <text:span text:style-name="T33">The neural network that I use will have two parts. There will be a pre-trained base, which will extract visual features from the input image. There will be a Dense Head attached to the base, which will use the extracted features to classify the </text:span><text:span text:style-name="T34">food </text:span><text:span text:style-name="T33">item. </text:span><text:span text:style-name="T35">I will design and train the head part of the CNN from scratch. </text:span></text:p>
      <text:p text:style-name="P3"/>
      <text:h text:style-name="P21" text:outline-level="2">User interface</text:h>
      <text:p text:style-name="P3">Blah</text:p>
      <text:p text:style-name="P3"/>
      <text:h text:style-name="P21" text:outline-level="2">Development Methodology</text:h>
      <text:p text:style-name="P14">I am going to use agile to develop this project. I’m going to track all of the work to do in Jira and break the work down into 2 week sprints. </text:p>
      <text:p text:style-name="P3"><text:soft-page-break/></text:p>
      <text:p text:style-name="P7"/>
      <text:p text:style-name="P7">Development, and machine learning</text:p>
      <text:p text:style-name="P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officeooo:rsid="002d2917"/>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10-18T14:30:21.073000000</meta:creation-date>
    <dc:date>2025-10-23T11:27:04.307000000</dc:date>
    <meta:editing-duration>PT3H4M57S</meta:editing-duration>
    <meta:editing-cycles>65</meta:editing-cycles>
    <meta:generator>LibreOffice/7.5.7.1$Windows_X86_64 LibreOffice_project/47eb0cf7efbacdee9b19ae25d6752381ede23126</meta:generator>
    <meta:document-statistic meta:table-count="1" meta:image-count="0" meta:object-count="0" meta:page-count="3" meta:paragraph-count="33" meta:word-count="632" meta:character-count="3578" meta:non-whitespace-character-count="2972"/>
  </office:meta>
</office:document-meta>
</file>